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1" text:start-value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7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7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7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er" style:master-page-name="MP0" style:family="paragraph">
      <style:paragraph-properties fo:break-before="page" fo:text-align="center" fo:margin-bottom="0in" fo:line-height="100%"/>
      <style:text-properties fo:font-weight="bold" style:font-weight-asian="bold" fo:font-style="italic" style:font-style-asian="italic"/>
    </style:style>
    <style:style style:name="P6" style:parent-style-name="Header" style:family="paragraph">
      <style:paragraph-properties fo:text-align="center" fo:margin-bottom="0in" fo:line-height="100%"/>
      <style:text-properties fo:font-weight="bold" style:font-weight-asian="bold"/>
    </style:style>
    <style:style style:name="P7" style:parent-style-name="Header" style:family="paragraph">
      <style:paragraph-properties fo:text-align="center" fo:margin-bottom="0in" fo:line-height="100%"/>
      <style:text-properties fo:font-weight="bold" style:font-weight-asian="bold"/>
    </style:style>
    <style:style style:name="P8" style:parent-style-name="Header" style:family="paragraph">
      <style:paragraph-properties fo:text-align="center" fo:margin-bottom="0in" fo:line-height="100%"/>
      <style:text-properties fo:font-weight="bold" style:font-weight-asian="bold"/>
    </style:style>
    <style:style style:name="P9" style:parent-style-name="NoSpacing" style:family="paragraph">
      <style:paragraph-properties fo:text-align="center"/>
    </style:style>
    <style:style style:name="P10" style:parent-style-name="NoSpacing" style:family="paragraph">
      <style:paragraph-properties fo:text-align="center"/>
    </style:style>
    <style:style style:name="P11" style:parent-style-name="NoSpacing" style:family="paragraph">
      <style:text-properties fo:font-weight="bold" style:font-weight-asian="bold" fo:font-size="14pt" style:font-size-asian="14pt" style:font-size-complex="14pt"/>
    </style:style>
    <style:style style:name="P12" style:parent-style-name="NoSpacing" style:family="paragraph">
      <style:text-properties fo:font-size="8pt" style:font-size-asian="8pt" style:font-size-complex="8pt"/>
    </style:style>
    <style:style style:name="T13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4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5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6" style:parent-style-name="DefaultParagraphFont" style:family="text">
      <style:text-properties style:font-name="Calibri" style:font-name-complex="Calibri" fo:font-style="italic" style:font-style-asian="italic" fo:font-size="11pt" style:font-size-asian="11pt" style:font-size-complex="11pt"/>
    </style:style>
    <style:style style:name="T17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8" style:parent-style-name="DefaultParagraphFont" style:family="text">
      <style:text-properties style:font-name="Calibri" style:font-name-complex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0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1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2" style:parent-style-name="Hyperlink" style:family="text">
      <style:text-properties style:font-name="Calibri" style:font-name-complex="Calibri" fo:font-size="11pt" style:font-size-asian="11pt" style:font-size-complex="11pt"/>
    </style:style>
    <style:style style:name="T23" style:parent-style-name="Hyperlink" style:family="text">
      <style:text-properties style:font-name="Calibri" style:font-name-complex="Calibri" fo:font-size="11pt" style:font-size-asian="11pt" style:font-size-complex="11pt"/>
    </style:style>
    <style:style style:name="T24" style:parent-style-name="Hyperlink" style:family="text">
      <style:text-properties style:font-name="Calibri" style:font-name-complex="Calibri" fo:font-size="11pt" style:font-size-asian="11pt" style:font-size-complex="11pt"/>
    </style:style>
    <style:style style:name="T25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6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7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8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9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0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1" style:parent-style-name="Hyperlink" style:family="text">
      <style:text-properties style:font-name="Calibri" style:font-name-complex="Calibri" fo:font-size="11pt" style:font-size-asian="11pt" style:font-size-complex="11pt"/>
    </style:style>
    <style:style style:name="T32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33" style:parent-style-name="Normal" style:family="paragraph">
      <style:paragraph-properties fo:line-height="100%"/>
      <style:text-properties fo:font-size="1pt" style:font-size-asian="1pt" style:font-size-complex="1pt" style:text-underline-type="single" style:text-underline-style="solid" style:text-underline-width="auto" style:text-underline-mode="continuous"/>
    </style:style>
    <style:style style:name="P34" style:parent-style-name="Normal" style:family="paragraph">
      <style:paragraph-properties fo:line-height="100%"/>
    </style:style>
    <style:style style:name="T3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6" style:parent-style-name="Normal" style:family="paragraph">
      <style:paragraph-properties fo:line-height="100%"/>
    </style:style>
    <style:style style:name="P37" style:parent-style-name="Normal" style:family="paragraph">
      <style:paragraph-properties fo:text-align="center" fo:line-height="100%"/>
      <style:text-properties fo:font-weight="bold" style:font-weight-asian="bold" fo:font-size="1pt" style:font-size-asian="1pt" style:font-size-complex="1pt" style:text-underline-type="single" style:text-underline-style="solid" style:text-underline-width="auto" style:text-underline-mode="continuous"/>
    </style:style>
    <style:style style:name="P38" style:parent-style-name="Normal" style:family="paragraph">
      <style:paragraph-properties fo:text-align="center" fo:line-height="100%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3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0" style:parent-style-name="DefaultParagraphFont" style:family="text">
      <style:text-properties fo:font-weight="bold" style:font-weight-asian="bold"/>
    </style:style>
    <style:style style:name="P41" style:parent-style-name="Normal" style:family="paragraph">
      <style:paragraph-properties fo:line-height="100%"/>
    </style:style>
    <style:style style:name="P42" style:parent-style-name="Normal" style:family="paragraph">
      <style:paragraph-properties fo:margin-left="0.5in" fo:text-indent="-0.25in">
        <style:tab-stops/>
      </style:paragraph-properties>
    </style:style>
    <style:style style:name="T4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45" style:parent-style-name="Normal" style:family="paragraph">
      <style:paragraph-properties fo:margin-left="0.5in" fo:text-indent="-0.25in">
        <style:tab-stops/>
      </style:paragraph-properties>
    </style:style>
    <style:style style:name="P46" style:parent-style-name="Normal" style:family="paragraph">
      <style:paragraph-properties fo:margin-left="0.5in" fo:text-indent="-0.25in">
        <style:tab-stops/>
      </style:paragraph-properties>
      <style:text-properties fo:font-size="8pt" style:font-size-asian="8pt" style:font-size-complex="8pt"/>
    </style:style>
    <style:style style:name="P47" style:parent-style-name="Normal" style:family="paragraph">
      <style:paragraph-properties fo:margin-left="0.5in" fo:text-indent="-0.25in">
        <style:tab-stops/>
      </style:paragraph-properties>
    </style:style>
    <style:style style:name="P48" style:parent-style-name="Normal" style:family="paragraph">
      <style:paragraph-properties fo:margin-left="0.25in">
        <style:tab-stops/>
      </style:paragraph-properties>
      <style:text-properties fo:font-size="8pt" style:font-size-asian="8pt" style:font-size-complex="8pt"/>
    </style:style>
    <style:style style:name="P49" style:parent-style-name="Normal" style:family="paragraph">
      <style:paragraph-properties fo:margin-left="0.25in">
        <style:tab-stops/>
      </style:paragraph-properties>
    </style:style>
    <style:style style:name="T50" style:parent-style-name="DefaultParagraphFont" style:family="text">
      <style:text-properties fo:font-weight="bold" style:font-weight-asian="bold"/>
    </style:style>
    <style:style style:name="P51" style:parent-style-name="Normal" style:family="paragraph"/>
    <style:style style:name="P52" style:parent-style-name="Normal" style:family="paragraph">
      <style:paragraph-properties fo:margin-bottom="0in" fo:line-height="0.1666in"/>
      <style:text-properties fo:font-size="8pt" style:font-size-asian="8pt" style:font-size-complex="8pt"/>
    </style:style>
    <style:style style:name="P53" style:parent-style-name="Normal" style:family="paragraph"/>
    <style:style style:name="P54" style:parent-style-name="Normal" style:family="paragraph">
      <style:paragraph-properties fo:margin-left="0.25in">
        <style:tab-stops/>
      </style:paragraph-properties>
      <style:text-properties fo:font-size="8pt" style:font-size-asian="8pt" style:font-size-complex="8pt"/>
    </style:style>
    <style:style style:name="P55" style:parent-style-name="Normal" style:family="paragraph"/>
    <style:style style:name="P56" style:parent-style-name="Normal" style:family="paragraph">
      <style:paragraph-properties fo:margin-bottom="0in" fo:line-height="0.1666in"/>
      <style:text-properties fo:font-size="8pt" style:font-size-asian="8pt" style:font-size-complex="8pt"/>
    </style:style>
    <style:style style:name="P57" style:parent-style-name="Normal" style:family="paragraph">
      <style:paragraph-properties fo:margin-bottom="0in" fo:line-height="0.1666in"/>
    </style:style>
    <style:style style:name="T5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5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60" style:parent-style-name="Normal" style:family="paragraph">
      <style:paragraph-properties fo:margin-bottom="0in" fo:line-height="0.1666in"/>
      <style:text-properties fo:font-size="8pt" style:font-size-asian="8pt" style:font-size-complex="8pt"/>
    </style:style>
    <style:style style:name="P61" style:parent-style-name="Normal" style:family="paragraph">
      <style:paragraph-properties fo:margin-bottom="0in" fo:line-height="0.1666in"/>
    </style:style>
    <style:style style:name="P62" style:parent-style-name="Normal" style:family="paragraph">
      <style:paragraph-properties fo:margin-bottom="0in" fo:line-height="0.1666in"/>
      <style:text-properties fo:font-size="8pt" style:font-size-asian="8pt" style:font-size-complex="8pt"/>
    </style:style>
    <style:style style:name="P63" style:parent-style-name="Normal" style:family="paragraph">
      <style:paragraph-properties fo:margin-bottom="0in" fo:line-height="0.1666in"/>
    </style:style>
    <style:style style:name="P64" style:parent-style-name="Normal" style:family="paragraph">
      <style:text-properties fo:font-size="8pt" style:font-size-asian="8pt" style:font-size-complex="8pt"/>
    </style:style>
    <style:style style:name="P65" style:parent-style-name="Normal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66" style:parent-style-name="Normal" style:family="paragraph">
      <style:paragraph-properties fo:text-align="center"/>
    </style:style>
    <style:style style:name="P67" style:parent-style-name="Normal" style:family="paragraph">
      <style:text-properties fo:font-size="8pt" style:font-size-asian="8pt" style:font-size-complex="8pt"/>
    </style:style>
    <style:style style:name="T68" style:parent-style-name="DefaultParagraphFont" style:family="text">
      <style:text-properties fo:font-weight="bold" style:font-weight-asian="bold"/>
    </style:style>
    <style:style style:name="P69" style:parent-style-name="Normal" style:family="paragraph"/>
    <style:style style:name="P70" style:parent-style-name="Normal" style:family="paragraph">
      <style:paragraph-properties fo:margin-left="0.25in">
        <style:tab-stops/>
      </style:paragraph-properties>
      <style:text-properties fo:font-size="8pt" style:font-size-asian="8pt" style:font-size-complex="8pt"/>
    </style:style>
    <style:style style:name="P71" style:parent-style-name="Normal" style:family="paragraph"/>
    <style:style style:name="P72" style:parent-style-name="Normal" style:family="paragraph">
      <style:paragraph-properties fo:margin-left="0.25in">
        <style:tab-stops/>
      </style:paragraph-properties>
      <style:text-properties fo:font-size="8pt" style:font-size-asian="8pt" style:font-size-complex="8pt"/>
    </style:style>
    <style:style style:name="P73" style:parent-style-name="Normal" style:family="paragraph"/>
    <style:style style:name="P74" style:parent-style-name="Normal" style:family="paragraph">
      <style:paragraph-properties fo:margin-left="0.25in">
        <style:tab-stops/>
      </style:paragraph-properties>
      <style:text-properties fo:font-size="8pt" style:font-size-asian="8pt" style:font-size-complex="8pt"/>
    </style:style>
    <style:style style:name="P75" style:parent-style-name="Normal" style:family="paragraph"/>
    <style:style style:name="T76" style:parent-style-name="DefaultParagraphFont" style:family="text">
      <style:text-properties fo:font-style="italic" style:font-style-asian="italic"/>
    </style:style>
    <style:style style:name="P77" style:parent-style-name="Normal" style:family="paragraph"/>
    <style:style style:name="P78" style:parent-style-name="Normal" style:family="paragraph"/>
    <style:style style:name="P79" style:parent-style-name="Normal" style:family="paragraph"/>
    <style:style style:name="P80" style:parent-style-name="Normal" style:family="paragraph">
      <style:paragraph-properties fo:margin-left="0.75in">
        <style:tab-stops/>
      </style:paragraph-properties>
      <style:text-properties fo:font-size="8pt" style:font-size-asian="8pt" style:font-size-complex="8pt"/>
    </style:style>
    <style:style style:name="P81" style:parent-style-name="Normal" style:family="paragraph"/>
    <style:style style:name="P82" style:parent-style-name="Normal" style:family="paragraph">
      <style:paragraph-properties fo:margin-left="0.25in">
        <style:tab-stops/>
      </style:paragraph-properties>
      <style:text-properties fo:font-size="8pt" style:font-size-asian="8pt" style:font-size-complex="8pt"/>
    </style:style>
    <style:style style:name="P83" style:parent-style-name="Normal" style:family="paragraph">
      <style:paragraph-properties fo:line-height="100%"/>
    </style:style>
    <style:style style:name="P84" style:parent-style-name="Normal" style:family="paragraph">
      <style:text-properties fo:font-size="1pt" style:font-size-asian="1pt" style:font-size-complex="1pt" style:text-underline-type="single" style:text-underline-style="solid" style:text-underline-width="auto" style:text-underline-mode="continuous"/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P86" style:parent-style-name="Normal" style:family="paragraph">
      <style:paragraph-properties fo:margin-bottom="0in" fo:line-height="100%" fo:margin-left="0.5in">
        <style:tab-stops/>
      </style:paragraph-properties>
    </style:style>
    <style:style style:name="P87" style:parent-style-name="Normal" style:family="paragraph">
      <style:paragraph-properties fo:margin-bottom="0in" fo:line-height="100%" fo:margin-left="0.25in">
        <style:tab-stops/>
      </style:paragraph-properties>
      <style:text-properties fo:font-size="8pt" style:font-size-asian="8pt" style:font-size-complex="8pt"/>
    </style:style>
    <style:style style:name="P88" style:parent-style-name="Normal" style:family="paragraph">
      <style:paragraph-properties fo:margin-bottom="0in" fo:line-height="100%" fo:margin-left="0.5in">
        <style:tab-stops/>
      </style:paragraph-properties>
    </style:style>
    <style:style style:name="P89" style:parent-style-name="Normal" style:family="paragraph">
      <style:paragraph-properties fo:margin-bottom="0in" fo:line-height="100%" fo:margin-left="0.25in">
        <style:tab-stops/>
      </style:paragraph-properties>
      <style:text-properties fo:font-size="8pt" style:font-size-asian="8pt" style:font-size-complex="8pt"/>
    </style:style>
    <style:style style:name="P90" style:parent-style-name="Normal" style:family="paragraph">
      <style:paragraph-properties fo:margin-bottom="0in" fo:line-height="100%" fo:margin-left="0.5in">
        <style:tab-stops/>
      </style:paragraph-properties>
    </style:style>
    <style:style style:name="P91" style:parent-style-name="Normal" style:family="paragraph">
      <style:paragraph-properties fo:margin-bottom="0in" fo:line-height="100%" fo:margin-left="0.25in">
        <style:tab-stops/>
      </style:paragraph-properties>
      <style:text-properties fo:font-size="8pt" style:font-size-asian="8pt" style:font-size-complex="8pt"/>
    </style:style>
    <style:style style:name="P92" style:parent-style-name="Normal" style:family="paragraph">
      <style:paragraph-properties fo:margin-bottom="0in" fo:line-height="100%" fo:margin-left="0.5in">
        <style:tab-stops/>
      </style:paragraph-properties>
    </style:style>
    <style:style style:name="P93" style:parent-style-name="Normal" style:family="paragraph">
      <style:paragraph-properties fo:margin-bottom="0in" fo:line-height="150%" fo:margin-left="0.25in">
        <style:tab-stops/>
      </style:paragraph-properties>
      <style:text-properties style:font-name-complex="Calibri" fo:font-size="8pt" style:font-size-asian="8pt" style:font-size-complex="8pt"/>
    </style:style>
    <style:style style:name="P94" style:parent-style-name="Normal" style:family="paragraph">
      <style:paragraph-properties fo:margin-bottom="0in" fo:line-height="150%" fo:margin-left="0.25in">
        <style:tab-stops/>
      </style:paragraph-properties>
      <style:text-properties style:font-name-complex="Calibri"/>
    </style:style>
    <style:style style:name="P95" style:parent-style-name="Normal" style:family="paragraph">
      <style:paragraph-properties fo:text-align="center"/>
      <style:text-properties style:font-name-complex="Georgia" fo:font-weight="bold" style:font-weight-asian="bold" style:font-weight-complex="bold" fo:font-size="1pt" style:font-size-asian="1pt" style:font-size-complex="1pt" style:text-underline-type="single" style:text-underline-style="solid" style:text-underline-width="auto" style:text-underline-mode="continuous"/>
    </style:style>
    <style:style style:name="P96" style:parent-style-name="Normal" style:family="paragraph">
      <style:paragraph-properties fo:text-align="center"/>
      <style:text-properties style:font-name-complex="Georgia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7" style:parent-style-name="DefaultParagraphFont" style:family="text">
      <style:text-properties fo:font-weight="bold" style:font-weight-asian="bold" style:font-weight-complex="bold"/>
    </style:style>
    <style:style style:name="T98" style:parent-style-name="DefaultParagraphFont" style:family="text">
      <style:text-properties fo:font-weight="bold" style:font-weight-asian="bold" style:font-weight-complex="bold"/>
    </style:style>
    <style:style style:name="T99" style:parent-style-name="DefaultParagraphFont" style:family="text">
      <style:text-properties fo:font-weight="bold" style:font-weight-asian="bold" style:font-weight-complex="bold"/>
    </style:style>
    <style:style style:name="T100" style:parent-style-name="DefaultParagraphFont" style:family="text">
      <style:text-properties fo:font-weight="bold" style:font-weight-asian="bold" style:font-weight-complex="bold"/>
    </style:style>
    <style:style style:name="T101" style:parent-style-name="DefaultParagraphFont" style:family="text">
      <style:text-properties fo:font-weight="bold" style:font-weight-asian="bold" style:font-weight-complex="bold"/>
    </style:style>
    <style:style style:name="T102" style:parent-style-name="DefaultParagraphFont" style:family="text">
      <style:text-properties fo:font-weight="bold" style:font-weight-asian="bold" style:font-weight-complex="bold"/>
    </style:style>
    <style:style style:name="T103" style:parent-style-name="DefaultParagraphFont" style:family="text">
      <style:text-properties fo:font-weight="bold" style:font-weight-asian="bold" style:font-weight-complex="bold"/>
    </style:style>
    <style:style style:name="T104" style:parent-style-name="DefaultParagraphFont" style:family="text">
      <style:text-properties fo:font-weight="bold" style:font-weight-asian="bold" style:font-weight-complex="bold"/>
    </style:style>
    <style:style style:name="T105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DEPARTMENT OF REHABILITATION &amp; MENTAL HEALTH COUNSELING</text:p>
      <text:p text:style-name="P6">College of Behavioral<text:s/>&amp;<text:s/>Community Sciences</text:p>
      <text:p text:style-name="P7">University of South Florida</text:p>
      <text:p text:style-name="P8">Tampa, Florida</text:p>
      <text:p text:style-name="P9"/>
      <text:p text:style-name="P10"/>
      <text:p text:style-name="P11">Problem Resolution Process</text:p>
      <text:p text:style-name="P12"/>
      <text:p text:style-name="PlainText"><text:span text:style-name="T13">The Department of Rehabilitation &amp; Mental Health Counseling is committed to resolving issues at the earliest possible point.<text:s/></text:span><text:span text:style-name="T14"><text:s/></text:span><text:span text:style-name="T15">The Problem Resolution Process is internal to the Department and is not meant to replace the University Academic Grievance Procedure (AGP). <text:s/>If at the<text:s/></text:span><text:span text:style-name="T16">end</text:span><text:span text:style-name="T17"><text:s/>of the Department’s Problem Resolution Process when final action is taken<text:s/></text:span><text:span text:style-name="T18">that affects a student grade,</text:span><text:span text:style-name="T19"><text:s/>and a student feels that s/he has been treated in a manner that violates university policy, the student may file a formal Academic Grievance.<text:s/></text:span><text:span text:style-name="T20"><text:s/></text:span><text:span text:style-name="T21">The Academic Grievance Process provided in USF Policy 10-002: (</text:span><text:a xlink:href="http://generalcounsel.usf.edu/policies-and-procedures/pdfs/policy-10-002.pdf" office:target-frame-name="_top" xlink:show="replace"><text:span text:style-name="T22">http://generalcounsel.u</text:span><text:bookmark-start text:name="_Hlt300316409"/><text:bookmark-start text:name="_Hlt300316410"/><text:span text:style-name="T23">s</text:span><text:bookmark-end text:name="_Hlt300316409"/><text:bookmark-end text:name="_Hlt300316410"/><text:span text:style-name="T24">f.edu/policies-and-procedures/pdfs/policy-10-002.pdf</text:span></text:a><text:span text:style-name="T25">)</text:span><text:span text:style-name="T26">.</text:span><text:span text:style-name="T27"><text:s/></text:span><text:span text:style-name="T28"><text:s/></text:span><text:span text:style-name="T29">In addition, the Student Grievance Processes and Non-Academic Grievance Policy is USF Policy 30-053:<text:s/></text:span><text:span text:style-name="T30"><text:s/></text:span><text:a xlink:href="http://generalcounsel.usf.edu/policies-and-procedures/pdfs/policy-30-053.pdf" office:target-frame-name="_top" xlink:show="replace"><text:span text:style-name="T31">http://generalcounsel.usf.edu/policies-and-procedures/pdfs/policy-30-053.pdf</text:span></text:a><text:span text:style-name="T32">.</text:span></text:p>
      <text:p text:style-name="P33"/>
      <text:p text:style-name="P34"><text:span text:style-name="T35">General Guidelines</text:span>:</text:p>
      <text:p text:style-name="P36">It is important to note that if an instructor or<text:s/>field<text:s/>supervisor deems that a student’s behavior or academic performance creates a safety or disruption risk, the instructor or<text:s/>field<text:s/>supervisor may take immediate action and remove the student from a classroom or placement with a review through the academic grievance process. <text:s/>Unless directed otherwise by an instructor or<text:s/>field<text:s/>supervisor, students with concerns must continue to meet the directives and participation requirements of a placement and must complete all assignments in a timely fashion until the end of the process. <text:s/>Failure to fully participate and complete assignments may result in a failure or dismissal.</text:p>
      <text:p text:style-name="P37"/>
      <text:p text:style-name="P38">CONCERNS INITIATED BY STUDENTS</text:p>
      <text:p text:style-name="Normal">If a student experiences a problem in any area of academic performance, whether it is<text:s/>department<text:s/>or agency-based,<text:s/>with an individual faculty member, field<text:s/>supervisor,<text:s/>or field placement coordinator, the following process is used to resolve the problem. <text:s/><text:span text:style-name="T39">These steps must be followed in this order</text:span>:</text:p>
      <text:p text:style-name="Normal">If the concern is<text:s/><text:span text:style-name="T40">classroom-based:</text:span></text:p>
      <text:p text:style-name="P41">NOTE:<text:s/><text:s/>It is strongly recommended that the student discuss concern(s) with his/her<text:s/>advisor, or a trusted faculty member, prior to initiating the formal problem resolution process. <text:s/>The advisor will keep all communications about the student’s concerns confidential.</text:p>
      <text:p text:style-name="Normal">The student will discuss concern(s) with the USF course instructor within 7 days of onset of the problem.</text:p>
      <text:p text:style-name="P42">1.<text:tab/>If resolution is not reached by talking to the instructor within 7 days, the student will contact the<text:s/>Problem Resolution Process<text:s/>Committee,<text:s/><text:span text:style-name="T43">in writing</text:span><text:span text:style-name="T44">,</text:span><text:s/>stating the elements in the concern being raised.</text:p>
      <text:p text:style-name="P45">2.<text:tab/>The<text:s/>Problem Resolution Process<text:s/>Committee will review the written concern within 7 days and contact the student,<text:s/>in writing,<text:s/>regarding their review outcome.</text:p>
      <text:p text:style-name="P46"/>
      <text:soft-page-break/>
      <text:p text:style-name="P47">3.<text:tab/>If the student disagrees with the<text:s/>Problem Resolution Process<text:s/>Committee’s<text:s/>written report received within 7 days, the student will contact the Chair of the Department of Rehabilitation &amp; Mental Health Counseling stating,<text:s/>in writing,<text:s/>that the concern remains unresolved.</text:p>
      <text:p text:style-name="P48"/>
      <text:p text:style-name="P49">4.<text:tab/>The Department Chair will respond to the student,<text:s/>in writing,<text:s/>within 7 days.</text:p>
      <text:p text:style-name="Normal">If the concern is<text:s/><text:span text:style-name="T50">field-based</text:span>:</text:p>
      <text:list text:style-name="LFO2" text:continue-numbering="true">
        <text:list-item>
          <text:p text:style-name="P51">The student will discuss the concern with the agency field supervisor within 7 days.</text:p>
        </text:list-item>
      </text:list>
      <text:p text:style-name="P52"/>
      <text:list text:style-name="LFO2" text:continue-numbering="true">
        <text:list-item>
          <text:p text:style-name="P53">If a resolution is not reached within 7 days of discussion with the field supervisor, the student will contact the course instructor and state the concern.</text:p>
        </text:list-item>
      </text:list>
      <text:p text:style-name="P54"/>
      <text:list text:style-name="LFO2" text:continue-numbering="true">
        <text:list-item>
          <text:p text:style-name="P55">The student will request a field visit via phone or face-to-face as an intervention to address the concern within 7 days. <text:s/>The course instructor will<text:s/>document the action plan.<text:s text:c="2"/>A copy of the report<text:s/>will be placed in the students file and<text:s/>sent to the Field Placement Coordinator.</text:p>
        </text:list-item>
      </text:list>
      <text:p text:style-name="P56"/>
      <text:list text:style-name="LFO2" text:continue-numbering="true">
        <text:list-item>
          <text:p text:style-name="P57">If resolution is not reached, the student will contact the Field Placement Coordinator<text:s/><text:span text:style-name="T58">in writing</text:span><text:span text:style-name="T59">,</text:span><text:s/>stating the elements in the concern being raised. <text:s/>The Field Placement Coordinator will respond,<text:s/>in writing,<text:s/>within 7 days.</text:p>
        </text:list-item>
      </text:list>
      <text:p text:style-name="P60"/>
      <text:list text:style-name="LFO2" text:continue-numbering="true">
        <text:list-item>
          <text:p text:style-name="P61">If resolution is not reached, the student will contact the Chair of the Department of Rehabilitation &amp; Mental Health Counseling,<text:s/>in writing,<text:s/>within 7 days stating the elements in the concern being raised.</text:p>
        </text:list-item>
      </text:list>
      <text:p text:style-name="P62"/>
      <text:list text:style-name="LFO2" text:continue-numbering="true">
        <text:list-item>
          <text:p text:style-name="P63">The Department Chair will respond to the student,<text:s/>in writing,<text:s/>within 7 days.</text:p>
        </text:list-item>
      </text:list>
      <text:p text:style-name="P64"/>
      <text:p text:style-name="P65">CONCERNS INITIATED BY FACULTY</text:p>
      <text:p text:style-name="P66">(Classroom or Agency Based)</text:p>
      <text:p text:style-name="Normal"/>
      <text:p text:style-name="Normal">Any Department of Rehabilitation &amp; Mental Health Counseling instructor or agency-based supervisor having questions about the capacity, performance, or continuation of a student in the master’s program, will address the concern in this order:</text:p>
      <text:p text:style-name="P67"/>
      <text:p text:style-name="Normal">If concern is<text:s/><text:span text:style-name="T68">classroom-based</text:span>:</text:p>
      <text:list text:style-name="LFO5" text:continue-numbering="true">
        <text:list-item>
          <text:p text:style-name="P69">The<text:s/>instructor will discuss the concern with the student within 7 days of the concern becoming identified as one not meeting standard for pre-professional and/or academic work.</text:p>
        </text:list-item>
      </text:list>
      <text:p text:style-name="P70"/>
      <text:list text:style-name="LFO5" text:continue-numbering="true">
        <text:list-item>
          <text:p text:style-name="P71">The<text:s/>instructor will give the student an opportunity to address/correct the concerns within an<text:s/>agreed upon time<text:s/>frame. <text:s/>S/he will document the concern and will place a copy of the report in the student file.</text:p>
        </text:list-item>
      </text:list>
      <text:p text:style-name="P72"/>
      <text:list text:style-name="LFO5" text:continue-numbering="true">
        <text:list-item>
          <text:p text:style-name="P73">If resolution is not reached as defined in the Instructor Report, the<text:s/>instructor will contact the<text:s/>Problem Resolution Process<text:s/>Committee,<text:s/>in writing,<text:s/>regarding the concern(s) within 7 days.</text:p>
        </text:list-item>
      </text:list>
      <text:p text:style-name="P74"/>
      <text:list text:style-name="LFO5" text:continue-numbering="true">
        <text:list-item>
          <text:p text:style-name="P75">The<text:s/>Problem Resolution Process<text:s/>Committee will review the written concern and meet with the<text:s/>instructor and the student. <text:s/>After the meeting,<text:s/>the Problem Resolution Process<text:s/>Committee will offer<text:s/><text:soft-page-break/>written feedback within 7 days that, when appropriate, will include a resolution<text:s/>plan.<text:s/><text:s/>The<text:s/>resolution<text:s/>plan, which<text:s/><text:span text:style-name="T76">may<text:s/></text:span>include the option of immediate dismissal, is:</text:p>
        </text:list-item>
      </text:list>
      <text:list text:style-name="LFO3" text:continue-numbering="true">
        <text:list-item>
          <text:list>
            <text:list-item>
              <text:p text:style-name="P77">Designed to address specific concerns</text:p>
            </text:list-item>
            <text:list-item>
              <text:p text:style-name="P78">A time line is assigned for completion and review of the plan</text:p>
            </text:list-item>
            <text:list-item>
              <text:p text:style-name="P79">Immediate dismissal from the program</text:p>
            </text:list-item>
          </text:list>
        </text:list-item>
      </text:list>
      <text:p text:style-name="P80"/>
      <text:list text:style-name="LFO5" text:continue-numbering="true">
        <text:list-item>
          <text:p text:style-name="P81">If a resolution is not obtained through demonstration of satisfactory progress on the<text:s/>resolution<text:s/>plan identified in # 4, the<text:s/>Problem Resolution Process<text:s/>Committee will present a written statement to the Chair of the Department of Rehabilitation &amp; Mental Health Counseling within 7 days.</text:p>
        </text:list-item>
      </text:list>
      <text:p text:style-name="P82"/>
      <text:list text:style-name="LFO5" text:continue-numbering="true">
        <text:list-item>
          <text:p text:style-name="P83">The Department Chair will take the concern under review. <text:s/>If the issue is resolved satisfactorily, the student will be notified in writing and a copy of the notification will be placed in the student’s file.<text:s/>If the student is dismissed, he/she will be notified via certified mail.</text:p>
        </text:list-item>
      </text:list>
      <text:p text:style-name="P84"/>
      <text:p text:style-name="Normal">If the concern is<text:s/><text:span text:style-name="T85">agency-based</text:span>:<text:s/></text:p>
      <text:list text:style-name="LFO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86">The student and/or the field supervisor will identify the problem and create a written plan to resolve it.</text:p>
                    </text:list-item>
                  </text:list>
                </text:list-item>
              </text:list>
            </text:list-item>
          </text:list>
        </text:list-item>
      </text:list>
      <text:p text:style-name="P87"/>
      <text:list text:style-name="LFO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88">If the problem is not resolved, the student and/or field supervisor should consult with the course<text:s/>instructor and make another attempt to resolve the problem.</text:p>
                    </text:list-item>
                  </text:list>
                </text:list-item>
              </text:list>
            </text:list-item>
          </text:list>
        </text:list-item>
      </text:list>
      <text:p text:style-name="P89"/>
      <text:list text:style-name="LFO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90">If the problem is still not resolved, the course<text:s/>instructor will facilitate a meeting between the student<text:s/>and<text:s/>the field supervisor.<text:s/><text:s/>This meeting<text:s/>may<text:s/>also<text:s/>involve the Field Placement Coordinator if necessary. At this meeting,<text:s/>a written contract with<text:s/>time frames for resolution will be developed to address the problem. <text:s/>The course<text:s/>instructor will distribute copies of the written contract to the field<text:s/>supervisor, Field Placement Coordinator and student within five days<text:s/>following<text:s/>the meeting.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text:style-name="LFO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92"><text:s/>If the<text:s/>problem remains unresolved, and<text:s/>the contract mandates the student’s removal from the placement, the Department Chair will notify the student of<text:s/>that action. <text:s/>If further review<text:s/>of unsuccessful contract mandates is necessary, the Department Chair or designee will be notified.</text:p>
                    </text:list-item>
                  </text:list>
                </text:list-item>
              </text:list>
            </text:list-item>
          </text:list>
        </text:list-item>
      </text:list>
      <text:p text:style-name="P93"/>
      <text:p text:style-name="P94">NOTE: The field placement Agency may request USF to withdraw any student whose conduct or work performance is not in accordance with the Agency’s policies and standards. <text:s/>Although the department strongly prefers prior notification of a withdrawal it is not required.</text:p>
      <text:p text:style-name="P95"/>
      <text:p text:style-name="P96">Policy for<text:s/>Changing<text:s/>Field Placement</text:p>
      <text:p text:style-name="Normal">Field placements are chosen after a thoughtful process that includes the student, the agency,<text:s/>and the Field Placement Coordinator.<text:s/><text:s/>Once a field placement has been confirmed, it is expected that the student will complete the entire placement at that agency. <text:s/>Disruption of a field placement is not taken lightly.<text:s/><text:s/>The course<text:s/>instructor, the field supervisor, the student and the Field Placement Coordinator will make any<text:s/>needed placement changes<text:s/>jointly.<text:s/><text:s/>Other individuals, such as the student’s academic advisor or the agency director, also may be asked to participate in the decision. <text:s/><text:span text:style-name="T97">Students who leave an internship without prior approval of<text:s/></text:span><text:span text:style-name="T98">their Field<text:s/></text:span><text:span text:style-name="T99">Placement</text:span><text:span text:style-name="T100"><text:s/>Coordinator and Instructor</text:span><text:span text:style-name="T101"><text:s/>risk failing the<text:s/></text:span><text:span text:style-name="T102">practicum or</text:span><text:span text:style-name="T103"><text:s/></text:span><text:span text:style-name="T104">internship</text:span><text:span text:style-name="T105"><text:s/>course</text:span>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Calibri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paragraph-properties fo:margin-bottom="0.1388in" fo:line-height="115%"/>
      <style:text-properties style:font-name="Calibri" fo:font-size="11pt" style:font-size-asian="11pt" style:font-size-complex="11pt" fo:hyphenate="false"/>
    </style:style>
    <style:style style:name="DefaultParagraphFont" style:display-name="Default Paragraph Font" style:family="text"/>
    <style:style style:name="Heading1Char" style:display-name="Heading 1 Char" style:family="text">
      <style:text-properties style:font-name="Cambria" style:font-name-asian="Calibri" fo:font-weight="bold" style:font-weight-asian="bold" style:font-weight-complex="bold" fo:color="#365F91" fo:font-size="14pt" style:font-size-asian="14pt" style:font-size-complex="14pt" fo:language="en" fo:country="US" style:language-asian="en" style:country-asian="US" style:language-complex="ar" style:country-complex="SA"/>
    </style:style>
    <style:style style:name="Hyperlink" style:display-name="Hyperlink" style:family="text">
      <style:text-properties style:font-name-complex="Times New Roman" fo:color="#0000FF" style:text-underline-type="single" style:text-underline-style="solid" style:text-underline-width="auto" style:text-underline-mode="continuous"/>
    </style:style>
    <style:style style:name="NoSpacing" style:display-name="No Spacing" style:family="paragraph">
      <style:text-properties style:font-name="Calibri" fo:font-size="11pt" style:font-size-asian="11pt" style:font-size-complex="11pt"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FollowedHyperlink" style:display-name="FollowedHyperlink" style:family="text">
      <style:text-properties fo:color="#800080" style:text-underline-type="single" style:text-underline-style="solid" style:text-underline-width="auto" style:text-underline-mode="continuous"/>
    </style:style>
    <style:style style:name="CommentReference" style:display-name="Comment Reference" style:family="tex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PlainText" style:display-name="Plain Text" style:family="paragraph" style:parent-style-name="Normal">
      <style:paragraph-properties fo:margin-bottom="0in" fo:line-height="100%"/>
      <style:text-properties style:font-name="Consolas" style:font-name-asian="Calibri" fo:font-size="10.5pt" style:font-size-asian="10.5pt" style:font-size-complex="10.5pt" fo:hyphenate="false"/>
    </style:style>
    <style:style style:name="PlainTextChar" style:display-name="Plain Text Char" style:family="text">
      <style:text-properties style:font-name="Consolas" style:font-name-asian="Calibri" style:font-name-complex="Times New Roman" fo:font-size="10.5pt" style:font-size-asian="10.5pt" style:font-size-complex="10.5pt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>
      <style:text-properties style:font-name="Calibri" fo:font-size="11pt" style:font-size-asian="11pt" style:font-size-complex="11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>
      <style:text-properties style:font-name="Calibri" fo:font-size="11pt" style:font-size-asian="11pt" style:font-size-complex="11pt"/>
    </style:style>
    <style:style style:name="Revision" style:display-name="Revision" style:family="paragraph">
      <style:text-properties style:font-name="Calibri" fo:font-size="11pt" style:font-size-asian="11pt" style:font-size-complex="11pt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-complex="Times New Roman"/>
    </style:style>
    <style:style style:name="WW_CharLFO1LVL2" style:family="text">
      <style:text-properties style:font-name="Times New Roman" fo:font-weight="normal" style:font-weight-asian="normal" fo:font-style="normal" style:font-style-asian="normal" fo:font-size="12pt" style:font-size-asian="12pt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style:style style:name="WW_CharLFO2LVL1" style:family="text">
      <style:text-properties style:font-name-complex="Times New Roman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style:style style:name="WW_CharLFO3LVL1" style:family="text">
      <style:text-properties style:font-name-complex="Times New Roman"/>
    </style:style>
    <style:style style:name="WW_CharLFO3LVL2" style:family="text">
      <style:text-properties style:font-name="Symbol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style:style style:name="WW_CharLFO7LVL1" style:family="text">
      <style:text-properties style:font-name-complex="Times New Roman"/>
    </style:style>
    <style:style style:name="WW_CharLFO7LVL2" style:family="text">
      <style:text-properties style:font-name-complex="Times New Roman"/>
    </style:style>
    <style:style style:name="WW_CharLFO7LVL3" style:family="text">
      <style:text-properties style:font-name-complex="Times New Roman"/>
    </style:style>
    <style:style style:name="WW_CharLFO7LVL4" style:family="text">
      <style:text-properties style:font-name-complex="Times New Roman"/>
    </style:style>
    <style:style style:name="WW_CharLFO7LVL5" style:family="text">
      <style:text-properties style:font-name-complex="Times New Roman"/>
    </style:style>
    <style:style style:name="WW_CharLFO7LVL6" style:family="text">
      <style:text-properties style:font-name-complex="Times New Roman"/>
    </style:style>
    <style:style style:name="WW_CharLFO7LVL7" style:family="text">
      <style:text-properties style:font-name-complex="Times New Roman"/>
    </style:style>
    <style:style style:name="WW_CharLFO7LVL8" style:family="text">
      <style:text-properties style:font-name-complex="Times New Roman"/>
    </style:style>
    <style:style style:name="WW_CharLFO7LVL9" style:family="text">
      <style:text-properties style:font-name-complex="Times New Roman"/>
    </style:style>
    <style:style style:name="WW_CharLFO8LVL1" style:family="text">
      <style:text-properties style:font-name-complex="Times New Roman"/>
    </style:style>
    <style:style style:name="WW_CharLFO9LVL1" style:family="text">
      <style:text-properties style:font-name-complex="Times New Roman"/>
    </style:style>
    <style:style style:name="WW_CharLFO10LVL1" style:family="text">
      <style:text-properties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1" text:start-value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7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7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7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8in" fo:margin-bottom="0.5in" fo:margin-right="0.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Footer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>
        <style:tab-stops>
          <style:tab-stop style:type="right" style:position="6.9in"/>
        </style:tab-stops>
      </style:paragraph-properties>
    </style:style>
    <style:style style:name="T3" style:parent-style-name="DefaultParagraphFont" style:family="text">
      <style:text-properties style:font-name="Cambria"/>
    </style:style>
    <style:style style:name="T4" style:parent-style-name="DefaultParagraphFont" style:family="text">
      <style:text-properties style:font-name="Cambria"/>
    </style:style>
    <style:style style:name="T5" style:parent-style-name="DefaultParagraphFont" style:family="text">
      <style:text-properties style:font-name="Cambria"/>
    </style:style>
  </office:automatic-styles>
  <office:master-styles>
    <style:master-page style:name="MP0" style:page-layout-name="PL0">
      <style:footer>
        <text:p text:style-name="P2"><text:span text:style-name="T3">Revised 8/29/2011</text:span><text:span text:style-name="T4"><text:tab/>Page<text:s/></text:span><text:span text:style-name="T5"><text:page-number text:fixed="false">3</text:page-number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PARTMENT OF REHABILITATION AND MENTAL HEALTH COUNSELING</dc:title>
    <dc:subject/>
    <meta:initial-creator>FMHI</meta:initial-creator>
    <dc:creator>Ashley David</dc:creator>
    <meta:creation-date>2015-06-03T14:25:00Z</meta:creation-date>
    <dc:date>2015-06-03T14:25:00Z</dc:date>
    <meta:print-date>2011-02-23T17:02:00Z</meta:print-date>
    <meta:template xlink:href="Normal" xlink:type="simple"/>
    <meta:editing-cycles>2</meta:editing-cycles>
    <meta:editing-duration>PT60S</meta:editing-duration>
    <meta:document-statistic meta:page-count="3" meta:paragraph-count="17" meta:word-count="1271" meta:character-count="8504" meta:row-count="60" meta:non-whitespace-character-count="7250"/>
  </office:meta>
</office:document-meta>
</file>